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fo:border="0.06pt solid #000000"/>
      <style:text-properties fo:color="#c5000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FO</text:p>
          </table:table-cell>
          <table:table-cell table:number-columns-repeated="3"/>
          <table:table-cell office:value-type="string" calcext:value-type="string">
            <text:p>LIFO</text:p>
          </table:table-cell>
          <table:table-cell table:number-columns-repeated="3"/>
          <table:table-cell office:value-type="string" calcext:value-type="string">
            <text:p>c. przeciętne</text:p>
          </table:table-cell>
          <table:table-cell office:value-type="string" calcext:value-type="string">
            <text:p>(ustalić cenę przeciętną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t</text:p>
          </table:table-cell>
          <table:table-cell office:value-type="string" calcext:value-type="string">
            <text:p>zł za sztukę</text:p>
          </table:table-cell>
          <table:table-cell office:value-type="string" calcext:value-type="string">
            <text:p>zł</text:p>
          </table:table-cell>
          <table:table-cell/>
          <table:table-cell office:value-type="string" calcext:value-type="string">
            <text:p>szt</text:p>
          </table:table-cell>
          <table:table-cell table:number-columns-repeated="2" office:value-type="string" calcext:value-type="string">
            <text:p>zł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table:formula="of:=[.A3]*[.B3]" office:value-type="float" office:value="33600" calcext:value-type="float">
            <text:p>3360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23" calcext:value-type="float">
            <text:p>23</text:p>
          </table:table-cell>
          <table:table-cell table:formula="of:=[.E3]*[.F3]" office:value-type="float" office:value="103500" calcext:value-type="float">
            <text:p>103500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.5" calcext:value-type="float">
            <text:p>19,5</text:p>
          </table:table-cell>
          <table:table-cell table:formula="of:=[.A4]*[.B4]" office:value-type="float" office:value="111150" calcext:value-type="float">
            <text:p>11115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19.5" calcext:value-type="float">
            <text:p>19,5</text:p>
          </table:table-cell>
          <table:table-cell table:formula="of:=[.E4]*[.F4]" office:value-type="float" office:value="64350" calcext:value-type="float">
            <text:p>6435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table:formula="of:=[.A5]*[.B5]" office:value-type="float" office:value="11500" calcext:value-type="float">
            <text:p>11500</text:p>
          </table:table-cell>
          <table:table-cell/>
          <table:table-cell table:formula="of:=SUM([.E3:.E4])" office:value-type="float" office:value="7800" calcext:value-type="float">
            <text:p>7800</text:p>
          </table:table-cell>
          <table:table-cell/>
          <table:table-cell table:formula="of:=SUM([.G3:.G4])" office:value-type="float" office:value="167850" calcext:value-type="float">
            <text:p>167850</text:p>
          </table:table-cell>
          <table:table-cell table:number-columns-repeated="5"/>
        </table:table-row>
        <table:table-row table:style-name="ro1">
          <table:table-cell table:formula="of:=SUM([.A3:.A5])" office:value-type="float" office:value="7800" calcext:value-type="float">
            <text:p>7800</text:p>
          </table:table-cell>
          <table:table-cell/>
          <table:table-cell table:formula="of:=SUM([.C3:.C5])" office:value-type="float" office:value="156250" calcext:value-type="float">
            <text:p>15625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w1</text:p>
          </table:table-cell>
          <table:table-cell table:style-name="ce2" office:value-type="date" office:date-value="2018-01-15" calcext:value-type="date">
            <text:p>15.01.2018</text:p>
          </table:table-cell>
          <table:table-cell office:value-type="float" office:value="7800" calcext:value-type="float">
            <text:p>780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table:formula="of:=[.A11]*[.B11]" office:value-type="float" office:value="33600" calcext:value-type="float">
            <text:p>33600</text:p>
          </table:table-cell>
          <table:table-cell table:number-columns-repeated="9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.5" calcext:value-type="float">
            <text:p>19,5</text:p>
          </table:table-cell>
          <table:table-cell table:formula="of:=[.A12]*[.B12]" office:value-type="float" office:value="111150" calcext:value-type="float">
            <text:p>111150</text:p>
          </table:table-cell>
          <table:table-cell table:number-columns-repeated="9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3" calcext:value-type="float">
            <text:p>23</text:p>
          </table:table-cell>
          <table:table-cell table:formula="of:=[.A13]*[.B13]" office:value-type="float" office:value="103500" calcext:value-type="float">
            <text:p>103500</text:p>
          </table:table-cell>
          <table:table-cell office:value-type="string" calcext:value-type="string">
            <text:p>cena przeciętna = suma sztuk/ suma cen</text:p>
          </table:table-cell>
          <table:table-cell table:number-columns-repeated="8"/>
        </table:table-row>
        <table:table-row table:style-name="ro1">
          <table:table-cell table:formula="of:=SUM([.A11:.A13])" office:value-type="float" office:value="11800" calcext:value-type="float">
            <text:p>11800</text:p>
          </table:table-cell>
          <table:table-cell/>
          <table:table-cell table:formula="of:=SUM([.C11:.C13])" office:value-type="float" office:value="248250" calcext:value-type="float">
            <text:p>248250</text:p>
          </table:table-cell>
          <table:table-cell table:formula="of:=[.C14]/[.A14]" office:value-type="float" office:value="21.0381355932203" calcext:value-type="float">
            <text:p>21,038135593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r 122 cw2 do domu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r 125 cw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na rzeczywista to wartość nett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.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9.2" calcext:value-type="float">
            <text:p>2509,2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table:number-columns-repeated="2" office:value-type="float" office:value="2040" calcext:value-type="float">
            <text:p>204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2040" calcext:value-type="float">
            <text:p>204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.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55" calcext:value-type="float">
            <text:p>71955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58500" calcext:value-type="float">
            <text:p>58500</text:p>
          </table:table-cell>
          <table:table-cell office:value-type="float" office:value="54000" calcext:value-type="float">
            <text:p>5400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54000" calcext:value-type="float">
            <text:p>54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00" calcext:value-type="float">
            <text:p>4500</text:p>
          </table:table-cell>
          <table:table-cell office:value-type="string" calcext:value-type="string">
            <text:p>3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---------------------------------------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F33:.F35])" office:value-type="float" office:value="58500" calcext:value-type="float">
            <text:p>58500</text:p>
          </table:table-cell>
          <table:table-cell table:formula="of:=SUM([.G33:.G35])" office:value-type="float" office:value="58500" calcext:value-type="float">
            <text:p>58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7"/>
          <table:table-cell office:value-type="string" calcext:value-type="string">
            <text:p>O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13455" calcext:value-type="float">
            <text:p>13455</text:p>
          </table:table-cell>
          <table:table-cell table:number-columns-repeated="6"/>
          <table:table-cell office:value-type="string" calcext:value-type="string">
            <text:p>3)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ktywa obrotow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.</text:p>
          </table:table-cell>
          <table:table-cell office:value-type="string" calcext:value-type="string">
            <text:p>Zapas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Materiały</text:p>
          </table:table-cell>
          <table:table-cell office:value-type="float" office:value="58500" calcext:value-type="float">
            <text:p>58500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Zasady rachunkowosci czI str1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41.6" calcext:value-type="float">
            <text:p>22041,6</text:p>
          </table:table-cell>
          <table:table-cell office:value-type="string" calcext:value-type="string">
            <text:p>1c)A</text:p>
          </table:table-cell>
          <table:table-cell office:value-type="string" calcext:value-type="string">
            <text:p>1a)</text:p>
          </table:table-cell>
          <table:table-cell office:value-type="float" office:value="17920" calcext:value-type="float">
            <text:p>1792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)C</text:p>
          </table:table-cell>
          <table:table-cell office:value-type="string" calcext:value-type="string">
            <text:p>2)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---------------------------------------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920" calcext:value-type="float">
            <text:p>17920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kCt</text:p>
          </table:table-cell>
          <table:table-cell office:value-type="float" office:value="12000" calcext:value-type="float">
            <text:p>12000</text:p>
          </table:table-cell>
          <table:table-cell office:value-type="float" office:value="17920" calcext:value-type="float">
            <text:p>17920</text:p>
          </table:table-cell>
          <table:table-cell office:value-type="string" calcext:value-type="string">
            <text:p>skD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ateriały w drodz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3"/>
          <table:table-cell office:value-type="string" calcext:value-type="string">
            <text:p>dostawy niefakturow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4121.6" calcext:value-type="float">
            <text:p>4121,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1.6" calcext:value-type="float">
            <text:p>4121,6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121.6" calcext:value-type="float">
            <text:p>4121,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ilans</text:p>
          </table:table-cell>
          <table:table-cell/>
          <table:table-cell office:value-type="string" calcext:value-type="string">
            <text:p>Su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. Zapasy</text:p>
          </table:table-cell>
          <table:table-cell/>
          <table:table-cell office:value-type="float" office:value="29920" calcext:value-type="float">
            <text:p>29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Materiały</text:p>
          </table:table-cell>
          <table:table-cell/>
          <table:table-cell office:value-type="float" office:value="4121.6" calcext:value-type="float">
            <text:p>4121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I. Należności krótkoterminowe</text:p>
          </table:table-cell>
          <table:table-cell/>
          <table:table-cell office:value-type="float" office:value="4121.6" calcext:value-type="float">
            <text:p>4121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naleznosci z tyt podatku VAT</text:p>
          </table:table-cell>
          <table:table-cell/>
          <table:table-cell office:value-type="float" office:value="4121.6" calcext:value-type="float">
            <text:p>4121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obowiaz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|||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b krotkoteminowe</text:p>
          </table:table-cell>
          <table:table-cell/>
          <table:table-cell office:value-type="float" office:value="34041" calcext:value-type="float">
            <text:p>34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ob z tyt. pod Vat</text:p>
          </table:table-cell>
          <table:table-cell/>
          <table:table-cell office:value-type="float" office:value="34041" calcext:value-type="float">
            <text:p>3404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tr1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ozrach.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string" calcext:value-type="string">
            <text:p>sp x</text:p>
          </table:table-cell>
          <table:table-cell office:value-type="string" calcext:value-type="string">
            <text:p>1a)</text:p>
          </table:table-cell>
          <table:table-cell office:value-type="float" office:value="11960" calcext:value-type="float">
            <text:p>11960</text:p>
          </table:table-cell>
          <table:table-cell office:value-type="float" office:value="12740" calcext:value-type="float">
            <text:p>12740</text:p>
          </table:table-cell>
          <table:table-cell office:value-type="string" calcext:value-type="string">
            <text:p>2) x</text:p>
          </table:table-cell>
          <table:table-cell office:value-type="string" calcext:value-type="string">
            <text:p>sp</text:p>
          </table:table-cell>
          <table:table-cell office:value-type="float" office:value="42000" calcext:value-type="float">
            <text:p>42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10.8" calcext:value-type="float">
            <text:p>14710,8</text:p>
          </table:table-cell>
          <table:table-cell office:value-type="string" calcext:value-type="string">
            <text:p>1c) x</text:p>
          </table:table-cell>
          <table:table-cell office:value-type="string" calcext:value-type="string">
            <text:p>3)</text:p>
          </table:table-cell>
          <table:table-cell office:value-type="float" office:value="780" calcext:value-type="float">
            <text:p>78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4) y</text:p>
          </table:table-cell>
          <table:table-cell office:value-type="string" calcext:value-type="string">
            <text:p>2)</text:p>
          </table:table-cell>
          <table:table-cell office:value-type="float" office:value="12740" calcext:value-type="float">
            <text:p>127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2" calcext:value-type="float">
            <text:p>4182</text:p>
          </table:table-cell>
          <table:table-cell office:value-type="string" calcext:value-type="string">
            <text:p>5a)z</text:p>
          </table:table-cell>
          <table:table-cell office:value-type="string" calcext:value-type="string">
            <text:p>5c)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6300" calcext:value-type="float">
            <text:p>63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74:.C77])" office:value-type="float" office:value="63892.8" calcext:value-type="float">
            <text:p>63892,8</text:p>
          </table:table-cell>
          <table:table-cell table:number-columns-repeated="2"/>
          <table:table-cell table:formula="of:=SUM([.F74:.F77])" office:value-type="float" office:value="16140" calcext:value-type="float">
            <text:p>16140</text:p>
          </table:table-cell>
          <table:table-cell table:formula="of:=SUM([.G74:.G77])" office:value-type="float" office:value="19040" calcext:value-type="float">
            <text:p>19040</text:p>
          </table:table-cell>
          <table:table-cell table:number-columns-repeated="2"/>
          <table:table-cell table:formula="of:=SUM([.J74:.J77])" office:value-type="float" office:value="61040" calcext:value-type="float">
            <text:p>610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2"/>
          <table:table-cell office:value-type="string" calcext:value-type="string">
            <text:p>skdt</text:p>
          </table:table-cell>
          <table:table-cell office:value-type="float" office:value="6300" calcext:value-type="float">
            <text:p>6300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skct</text:p>
          </table:table-cell>
          <table:table-cell/>
          <table:table-cell office:value-type="string" calcext:value-type="string">
            <text:p>O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2750.8" calcext:value-type="float">
            <text:p>2750,8</text:p>
          </table:table-cell>
          <table:table-cell table:number-columns-repeated="3"/>
          <table:table-cell table:formula="of:=[.F78]+[.F79]" office:value-type="float" office:value="22440" calcext:value-type="float">
            <text:p>22440</text:p>
          </table:table-cell>
          <table:table-cell table:formula="of:=[.G78]+[.G79]" office:value-type="float" office:value="22440" calcext:value-type="float">
            <text:p>2244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800" calcext:value-type="float">
            <text:p>800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5d)</text:p>
          </table:table-cell>
          <table:table-cell office:value-type="float" office:value="782" calcext:value-type="float">
            <text:p>782</text:p>
          </table:table-cell>
          <table:table-cell table:number-columns-repeated="7"/>
          <table:table-cell office:value-type="string" calcext:value-type="string">
            <text:p>------------------------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------------------------------------</text:p>
          </table:table-cell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/>
          <table:table-cell table:formula="of:=SUM([.B80:.B81])" office:value-type="float" office:value="3532.8" calcext:value-type="float">
            <text:p>3532,8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skdt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3532.8" calcext:value-type="float">
            <text:p>3532,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Rozl. m/o k. z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p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---------------------------------------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200" calcext:value-type="float">
            <text:p>22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zrobic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Bilans</text:p>
          </table:table-cell>
          <table:table-cell table:number-columns-repeated="11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office:value-type="string" calcext:value-type="string">
            <text:p><text:s/>Cw 4 141 do domu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w2 str 1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tura zakup materiał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Netto</text:p>
          </table:table-cell>
          <table:table-cell table:formula="of:=2800*5.7" office:value-type="float" office:value="15960" calcext:value-type="float">
            <text:p>159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VAT 23%</text:p>
          </table:table-cell>
          <table:table-cell table:formula="of:=0.23*[.B119]" office:value-type="float" office:value="3670.8" calcext:value-type="float">
            <text:p>3670,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)brutto</text:p>
          </table:table-cell>
          <table:table-cell table:formula="of:=SUM([.B119:.B120])" office:value-type="float" office:value="19630.8" calcext:value-type="float">
            <text:p>19630,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z przyjeto materialy do magazynu</text:p>
          </table:table-cell>
          <table:table-cell table:number-columns-repeated="2"/>
          <table:table-cell table:formula="of:=6*2800" office:value-type="float" office:value="16800" calcext:value-type="float">
            <text:p>1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k rozliczenie <text:s/>materialów wyksiegowanie odchylen od cen ewidencyjnych materiałow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 wydanie materiałów do zuzycia w działąlnosci podstawowej </text:p>
          </table:table-cell>
          <table:table-cell table:number-columns-repeated="5"/>
          <table:table-cell office:value-type="float" office:value="13200" calcext:value-type="float">
            <text:p>1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 narzut odchyleń przypadajacych na materiały zuzyt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.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30.8" calcext:value-type="float">
            <text:p>19630,8</text:p>
          </table:table-cell>
          <table:table-cell/>
          <table:table-cell office:value-type="string" calcext:value-type="string">
            <text:p>1a)</text:p>
          </table:table-cell>
          <table:table-cell office:value-type="float" office:value="15960" calcext:value-type="float">
            <text:p>15960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26000" calcext:value-type="float">
            <text:p>26000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4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string" calcext:value-type="string">
            <text:p>2)</text:p>
          </table:table-cell>
          <table:table-cell office:value-type="float" office:value="16800" calcext:value-type="float">
            <text:p>168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3"/>
          <table:table-cell office:value-type="string" calcext:value-type="string">
            <text:p>Zużycie materiałów</text:p>
          </table:table-cell>
          <table:table-cell table:number-columns-repeated="3"/>
          <table:table-cell office:value-type="string" calcext:value-type="string">
            <text:p>O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3670.8" calcext:value-type="float">
            <text:p>3670,8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13200" calcext:value-type="float">
            <text:p>13200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)</text:p>
          </table:table-cell>
          <table:table-cell table:style-name="ce3" office:value-type="float" office:value="660" calcext:value-type="float">
            <text:p>660</text:p>
          </table:table-cell>
          <table:table-cell table:number-columns-repeated="4"/>
          <table:table-cell office:value-type="float" office:value="840" calcext:value-type="float">
            <text:p>840</text:p>
          </table:table-cell>
          <table:table-cell office:value-type="string" calcext:value-type="string">
            <text:p>3)</text:p>
          </table:table-cell>
        </table:table-row>
        <table:table-row table:style-name="ro1">
          <table:table-cell table:number-columns-repeated="10"/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5)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200" calcext:value-type="float">
            <text:p>13200</text:p>
          </table:table-cell>
          <table:table-cell table:number-columns-repeated="2" office:value-type="string" calcext:value-type="string">
            <text:p>4a)</text:p>
          </table:table-cell>
          <table:table-cell office:value-type="float" office:value="13200" calcext:value-type="float">
            <text:p>13200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en</text:p>
          </table:table-cell>
          <table:table-cell office:value-type="float" office:value="2140" calcext:value-type="float">
            <text:p>2140</text:p>
          </table:table-cell>
          <table:table-cell table:number-columns-repeated="3"/>
          <table:table-cell table:style-name="ce3" office:value-type="float" office:value="660" calcext:value-type="float">
            <text:p>660</text:p>
          </table:table-cell>
          <table:table-cell table:number-columns-repeated="2" office:value-type="string" calcext:value-type="string">
            <text:p>5a)</text:p>
          </table:table-cell>
          <table:table-cell table:style-name="ce3"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--------------- *100%=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X100%= 5%</text:p>
          </table:table-cell>
          <table:table-cell table:number-columns-repeated="2"/>
          <table:table-cell office:value-type="string" calcext:value-type="string">
            <text:p>w klamże czerwonej to stormo czyli liczba ujemna zmniejszajaca wartos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n Materiały</text:p>
          </table:table-cell>
          <table:table-cell office:value-type="float" office:value="42800" calcext:value-type="float">
            <text:p>428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zuzycie materiałow</text:p>
          </table:table-cell>
          <table:table-cell office:value-type="float" office:value="12540" calcext:value-type="float">
            <text:p>12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"=0,05 x 13200=660 "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w1 1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tura zakup materiałów + transp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Netto</text:p>
          </table:table-cell>
          <table:table-cell table:number-columns-repeated="3"/>
          <table:table-cell table:formula="of:=400*20"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transport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VAT 23%</text:p>
          </table:table-cell>
          <table:table-cell table:number-columns-repeated="3"/>
          <table:table-cell table:formula="of:=([.E151]+[.E152])*0.23" office:value-type="float" office:value="1978" calcext:value-type="float">
            <text:p>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too</text:p>
          </table:table-cell>
          <table:table-cell table:number-columns-repeated="3"/>
          <table:table-cell table:formula="of:=SUM([.E151:.E153])" office:value-type="float" office:value="10578" calcext:value-type="float">
            <text:p>10578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3"/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)pk rozlicznie zakupu materiałów ,wyksiegowanie kosztow zakupu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)Wydanie materiałow do zuzycia w działąlnosci podst</text:p>
          </table:table-cell>
          <table:table-cell table:number-columns-repeated="3"/>
          <table:table-cell table:formula="of:=150*20"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)Narzut kosztów zakupu przypajacy na zuzyte materiały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78" calcext:value-type="float">
            <text:p>10578</text:p>
          </table:table-cell>
          <table:table-cell office:value-type="string" calcext:value-type="string">
            <text:p>1d)</text:p>
          </table:table-cell>
          <table:table-cell office:value-type="string" calcext:value-type="string">
            <text:p>1a,b)</text:p>
          </table:table-cell>
          <table:table-cell office:value-type="float" office:value="8600" calcext:value-type="float">
            <text:p>86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sp</text:p>
          </table:table-cell>
          <table:table-cell office:value-type="float" office:value="16000" calcext:value-type="float">
            <text:p>16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4)</text:p>
          </table:table-cell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2)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3"/>
          <table:table-cell office:value-type="string" calcext:value-type="string">
            <text:p>Zużycie materiałów</text:p>
          </table:table-cell>
          <table:table-cell table:number-columns-repeated="3"/>
          <table:table-cell office:value-type="string" calcext:value-type="string">
            <text:p>Rozl. m/o k. z.</text:p>
          </table:table-cell>
          <table:table-cell office:value-type="string" calcext:value-type="string">
            <text:p>(Rozliczenie międzyokresowe kosztów zakupu)</text:p>
          </table:table-cell>
          <table:table-cell/>
        </table:table-row>
        <table:table-row table:style-name="ro1">
          <table:table-cell office:value-type="string" calcext:value-type="string">
            <text:p>1c)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3)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Usługi obce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)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4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00" calcext:value-type="float">
            <text:p>3000</text:p>
          </table:table-cell>
          <table:table-cell office:value-type="string" calcext:value-type="string">
            <text:p>4) </text:p>
          </table:table-cell>
          <table:table-cell office:value-type="string" calcext:value-type="string">
            <text:p>5)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kz”=1440/24000x100%=6%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z='6%x3000'=180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ateriały w bilansie 2216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trona 1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)pk trwala <text:s/>utra wartosci <text:s/>uzytkowej materiałów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Odpis aktualizujacy</text:p>
          </table:table-cell>
          <table:table-cell table:number-columns-repeated="3"/>
          <table:table-cell office:value-type="string" calcext:value-type="string">
            <text:p>Pozostałe koszty operacyj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75000" calcext:value-type="float">
            <text:p>175000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liczenie zaku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B. Aktywa obrotow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. Zapasy</text:p>
          </table:table-cell>
          <table:table-cell/>
          <table:table-cell office:value-type="string" calcext:value-type="string">
            <text:p>„materiały +Rozliczenie zakupu- odpi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 Materiały</text:p>
          </table:table-cell>
          <table:table-cell table:formula="of:=[.B191]+[.B196]-[.G191]" office:value-type="float" office:value="178500" calcext:value-type="float">
            <text:p>178500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Zadanie z kartki</text:p>
          </table:table-cell>
          <table:table-cell table:number-columns-repeated="3"/>
          <table:table-cell office:value-type="string" calcext:value-type="string">
            <text:p>Kon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dowód</text:p>
          </table:table-cell>
          <table:table-cell office:value-type="string" calcext:value-type="string">
            <text:p>tresc</text:p>
          </table:table-cell>
          <table:table-cell office:value-type="string" calcext:value-type="string">
            <text:p>wartość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z 1234/04/07</text:p>
          </table:table-cell>
          <table:table-cell office:value-type="string" calcext:value-type="string">
            <text:p>zakup tkaniny</text:p>
          </table:table-cell>
          <table:table-cell office:value-type="float" office:value="9500" calcext:value-type="float">
            <text:p>9500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85" calcext:value-type="float">
            <text:p>2185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685" calcext:value-type="float">
            <text:p>11685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jedn koszt sukienki</text:p>
          </table:table-cell>
          <table:table-cell/>
          <table:table-cell table:formula="of:=34000/200" office:value-type="float" office:value="170" calcext:value-type="float">
            <text:p>170</text:p>
          </table:table-cell>
          <table:table-cell table:formula="of:=[.J213]*1.3" office:value-type="float" office:value="221" calcext:value-type="float">
            <text:p>221</text:p>
          </table:table-cell>
          <table:table-cell table:formula="of:=170+221" office:value-type="float" office:value="391" calcext:value-type="float">
            <text:p>39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Pz przyjecie do magazynu</text:p>
          </table:table-cell>
          <table:table-cell office:value-type="string" calcext:value-type="string">
            <text:p>tkanina</text:p>
          </table:table-cell>
          <table:table-cell office:value-type="float" office:value="10000" calcext:value-type="float">
            <text:p>10000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Rw wydanie z magazynu</text:p>
          </table:table-cell>
          <table:table-cell office:value-type="string" calcext:value-type="string">
            <text:p>tkanina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Rw wydanie z magazynu</text:p>
          </table:table-cell>
          <table:table-cell office:value-type="string" calcext:value-type="string">
            <text:p>tkanina</text:p>
          </table:table-cell>
          <table:table-cell office:value-type="float" office:value="8000" calcext:value-type="float">
            <text:p>8000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k rozlicznie odchyleń</text:p>
          </table:table-cell>
          <table:table-cell office:value-type="string" calcext:value-type="string">
            <text:p>tkanina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k rozlicznie odchyleń na sprzedane materiały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k rozlicznie odchyleń na sprzedane materiały</text:p>
          </table:table-cell>
          <table:table-cell/>
          <table:table-cell table:formula="of:=400*20-400*19"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2900*0.1848" office:value-type="float" office:value="535.92" calcext:value-type="float">
            <text:p>535,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397.59+225.22" office:value-type="float" office:value="622.81" calcext:value-type="float">
            <text:p>622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wynagrodzenie brutto</text:p>
          </table:table-cell>
          <table:table-cell office:value-type="float" office:value="2900" calcext:value-type="float">
            <text:p>2900</text:p>
          </table:table-cell>
          <table:table-cell office:value-type="float" office:value="404" calcext:value-type="float">
            <text:p>404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wynagrodzenie brutto</text:p>
          </table:table-cell>
          <table:table-cell office:value-type="float" office:value="2900" calcext:value-type="float">
            <text:p>2900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table:number-columns-repeated="3"/>
          <table:table-cell office:value-type="string" calcext:value-type="string">
            <text:p>całk koszt to wszystkie konta piatki zsumowane wartosci kont po winien z plusem a po ma z minus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skladki na ubezpieczenie społęczne</text:p>
          </table:table-cell>
          <table:table-cell office:value-type="float" office:value="397.59" calcext:value-type="float">
            <text:p>397,5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koszt spodnicy</text:p>
          </table:table-cell>
          <table:table-cell/>
          <table:table-cell table:formula="of:=([.D217]+[.D223]+[.D228]-[.D220])/240" office:value-type="float" office:value="46" calcext:value-type="float">
            <text:p>46</text:p>
          </table:table-cell>
          <table:table-cell table:formula="of:=[.J224]*1.3" office:value-type="float" office:value="59.8" calcext:value-type="float">
            <text:p>59,8</text:p>
          </table:table-cell>
          <table:table-cell table:formula="of:=[.J224]+[.K224]" office:value-type="float" office:value="105.8" calcext:value-type="float">
            <text:p>105,8</text:p>
          </table:table-cell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skladke na ubezpieczenie zdrowotne</text:p>
          </table:table-cell>
          <table:table-cell office:value-type="float" office:value="225.22" calcext:value-type="float">
            <text:p>225,22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zaliczka na podatek</text:p>
          </table:table-cell>
          <table:table-cell office:value-type="float" office:value="123" calcext:value-type="float">
            <text:p>123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lp </text:p>
          </table:table-cell>
          <table:table-cell office:value-type="string" calcext:value-type="string">
            <text:p>skladka na zus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 </text:p>
          </table:table-cell>
          <table:table-cell office:value-type="string" calcext:value-type="string">
            <text:p>skladka na zus</text:p>
          </table:table-cell>
          <table:table-cell office:value-type="float" office:value="540" calcext:value-type="float">
            <text:p>540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pobrano odsetki od kredytu</text:p>
          </table:table-cell>
          <table:table-cell office:value-type="float" office:value="312" calcext:value-type="float">
            <text:p>312</text:p>
          </table:table-cell>
          <table:table-cell office:value-type="float" office:value="751" calcext:value-type="float">
            <text:p>751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datek od nieruchomosci</text:p>
          </table:table-cell>
          <table:table-cell office:value-type="float" office:value="144" calcext:value-type="float">
            <text:p>144</text:p>
          </table:table-cell>
          <table:table-cell office:value-type="float" office:value="403" calcext:value-type="float">
            <text:p>403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rzyjecie do magazynu</text:p>
          </table:table-cell>
          <table:table-cell table:formula="of:=46*240" office:value-type="float" office:value="11040" calcext:value-type="float">
            <text:p>11040</text:p>
          </table:table-cell>
          <table:table-cell office:value-type="float" office:value="601" calcext:value-type="float">
            <text:p>601</text:p>
          </table:table-cell>
          <table:table-cell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fz <text:s/></text:p>
          </table:table-cell>
          <table:table-cell office:value-type="string" calcext:value-type="string">
            <text:p>Sprzedaż wyrobów</text:p>
          </table:table-cell>
          <table:table-cell office:value-type="float" office:value="91954" calcext:value-type="float">
            <text:p>91954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149.42" calcext:value-type="float">
            <text:p>21149,42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13103.42" calcext:value-type="float">
            <text:p>113103,42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wz</text:p>
          </table:table-cell>
          <table:table-cell/>
          <table:table-cell office:value-type="float" office:value="39980" calcext:value-type="float">
            <text:p>39980</text:p>
          </table:table-cell>
          <table:table-cell office:value-type="float" office:value="711" calcext:value-type="float">
            <text:p>711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pk <text:s/></text:p>
          </table:table-cell>
          <table:table-cell/>
          <table:table-cell office:value-type="float" office:value="9788" calcext:value-type="float">
            <text:p>9788</text:p>
          </table:table-cell>
          <table:table-cell office:value-type="float" office:value="870" calcext:value-type="float">
            <text:p>870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pk <text:s/></text:p>
          </table:table-cell>
          <table:table-cell office:value-type="string" calcext:value-type="string">
            <text:p>wynik finansowy</text:p>
          </table:table-cell>
          <table:table-cell office:value-type="float" office:value="91954" calcext:value-type="float">
            <text:p>91954</text:p>
          </table:table-cell>
          <table:table-cell office:value-type="float" office:value="701" calcext:value-type="float">
            <text:p>701</text:p>
          </table:table-cell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9980" calcext:value-type="float">
            <text:p>39980</text:p>
          </table:table-cell>
          <table:table-cell office:value-type="float" office:value="860" calcext:value-type="float">
            <text:p>860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860" calcext:value-type="float">
            <text:p>860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860" calcext:value-type="float">
            <text:p>860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788" calcext:value-type="float">
            <text:p>9788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600" calcext:value-type="float">
            <text:p>7600</text:p>
          </table:table-cell>
          <table:table-cell office:value-type="float" office:value="490" calcext:value-type="float">
            <text:p>490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490" calcext:value-type="float">
            <text:p>49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00" calcext:value-type="float">
            <text:p>2900</text:p>
          </table:table-cell>
          <table:table-cell office:value-type="float" office:value="490" calcext:value-type="float">
            <text:p>49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490" calcext:value-type="float">
            <text:p>490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Zakłady przemysłu dziewarskiego zakupiły anilane białą 400 kg w cenie 22,50 za kilogram i moher 150kg w cenie 35zl/k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t stawka podstawowa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eriały przyjęto do magazynu w cenach ewidencyjnych : anilana biała 23,50 za kilogram moher 34 zł/kg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dano do zużycia w produkcji 350 kg anilany białej i 50kg moheru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pisać operacje gospodarcze 5 operacji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tura pz pk rw p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księgować 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Obrót towarowy</text:p>
          </table:table-cell>
          <table:table-cell office:value-type="string" calcext:value-type="string">
            <text:p>(przynieść 3 część zielona na <text:s/>następny raz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.cena ewidencyjna =cena rzeczywista zakupu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0" calcext:value-type="float">
            <text:p>123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3"/>
          <table:table-cell office:value-type="string" calcext:value-type="string">
            <text:p>Wartosć sprzedaży</text:p>
          </table:table-cell>
          <table:table-cell table:number-columns-repeated="3"/>
          <table:table-cell office:value-type="string" calcext:value-type="string">
            <text:p>Przychód ze sprzedaży towar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230" calcext:value-type="float">
            <text:p>23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b)</text:p>
          </table:table-cell>
          <table:table-cell office:value-type="string" calcext:value-type="string">
            <text:p>4)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string" calcext:value-type="string">
            <text:p>3a)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Rozrachunki z odb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3c)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I.cena ewidencyjna =cena sprzedaży ne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ża hurtowa+marża detaliczna= marża handlowa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0" calcext:value-type="float">
            <text:p>123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2)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5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3"/>
          <table:table-cell office:value-type="string" calcext:value-type="string">
            <text:p>Wartość sprzedaży</text:p>
          </table:table-cell>
          <table:table-cell table:number-columns-repeated="3"/>
          <table:table-cell office:value-type="string" calcext:value-type="string">
            <text:p>Przychód ze sprzedaży towar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230" calcext:value-type="float">
            <text:p>23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b)</text:p>
          </table:table-cell>
          <table:table-cell office:value-type="string" calcext:value-type="string">
            <text:p>4)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4a)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CET</text:p>
          </table:table-cell>
          <table:table-cell office:value-type="string" calcext:value-type="string">
            <text:p>(odchylenia od cen ewidencyjnych towarów)</text:p>
          </table:table-cell>
          <table:table-cell table:number-columns-repeated="2"/>
          <table:table-cell office:value-type="string" calcext:value-type="string">
            <text:p>Rozrachunki z odb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6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3c)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18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Z 12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-------------</text:p>
          </table:table-cell>
          <table:table-cell table:number-columns-repeated="11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1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string" calcext:value-type="string">
            <text:p>„=”5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08:59:38.150000000</meta:creation-date>
    <dc:date>2018-01-13T16:51:30.353000000</dc:date>
    <meta:editing-duration>PT2H33M38S</meta:editing-duration>
    <meta:editing-cycles>5</meta:editing-cycles>
    <meta:generator>LibreOffice/4.3.3.2$Windows_x86 LibreOffice_project/9bb7eadab57b6755b1265afa86e04bf45fbfc644</meta:generator>
    <meta:document-statistic meta:table-count="1" meta:cell-count="600" meta:object-count="0"/>
  </office:meta>
</office:document-meta>
</file>